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/>
          <table:table-cell office:value-type="string">
            <text:p>Prob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2</text:p>
          </table:table-cell>
          <table:table-cell office:value-type="string">
            <text:p>s3</text:p>
          </table:table-cell>
        </table:table-row>
        <table:table-row table:style-name="ro2">
          <table:table-cell table:formula="of:=2.3/1000" office:value-type="float" office:value="0.0023">
            <text:p>0.0023</text:p>
          </table:table-cell>
          <table:table-cell table:formula="of:=0.3/1000" office:value-type="float" office:value="0.0003">
            <text:p>0.0003</text:p>
          </table:table-cell>
          <table:table-cell table:formula="of:=7/1000" office:value-type="float" office:value="0.007">
            <text:p>0.007</text:p>
          </table:table-cell>
          <table:table-cell table:formula="of:=[.A4]*[.B4]" office:value-type="float" office:value="0.00000069">
            <text:p>0.00000069</text:p>
          </table:table-cell>
          <table:table-cell/>
          <table:table-cell office:value-type="string">
            <text:p>R</text:p>
          </table:table-cell>
          <table:table-cell table:style-name="ce2" table:formula="of:=1099.5*10^(-6)" office:value-type="float" office:value="0.0010995">
            <text:p>0.0010995</text:p>
          </table:table-cell>
          <table:table-cell table:formula="of:=386.3*10^(-6)" office:value-type="float" office:value="0.0003863">
            <text:p>0.0003863</text:p>
          </table:table-cell>
          <table:table-cell table:formula="of:=177*10^(-6)" office:value-type="float" office:value="0.000177">
            <text:p>0.000177</text:p>
          </table:table-cell>
          <table:table-cell/>
          <table:table-cell table:style-name="ce3" table:formula="of:=SQRT(([.G6]-[.H6])/([.F14]*[.K8]*(1-[.K8])))" office:value-type="float" office:value="1">
            <text:p>1.000</text:p>
          </table:table-cell>
          <table:table-cell table:style-name="ce1" table:formula="of:=SQRT(([.G6]-[.I6])/([.F14]*[.L8]*(1-[.L8])))" office:value-type="float" office:value="1.13730649713435">
            <text:p>1.1373064971</text:p>
          </table:table-cell>
        </table:table-row>
        <table:table-row table:style-name="ro1">
          <table:table-cell table:number-columns-repeated="5"/>
          <table:table-cell office:value-type="string">
            <text:p>d R </text:p>
          </table:table-cell>
          <table:table-cell table:style-name="ce2" table:formula="of:=4.7*10^(-6)" office:value-type="float" office:value="0.0000047">
            <text:p>0.0000047</text:p>
          </table:table-cell>
          <table:table-cell table:style-name="ce2" table:formula="of:=2.4*10^(-6)" office:value-type="float" office:value="0.0000024">
            <text:p>0.0000024</text:p>
          </table:table-cell>
          <table:table-cell table:style-name="ce2" table:formula="of:=1.1*10^(-6)" office:value-type="float" office:value="0.0000011">
            <text:p>0.0000011</text:p>
          </table:table-cell>
          <table:table-cell/>
          <table:table-cell office:value-type="string">
            <text:p>ds2</text:p>
          </table:table-cell>
          <table:table-cell office:value-type="string">
            <text:p>ds3</text:p>
          </table:table-cell>
        </table:table-row>
        <table:table-row table:style-name="ro1">
          <table:table-cell office:value-type="string">
            <text:p>d b</text:p>
          </table:table-cell>
          <table:table-cell office:value-type="string">
            <text:p>d d</text:p>
          </table:table-cell>
          <table:table-cell office:value-type="string">
            <text:p>d l</text:p>
          </table:table-cell>
          <table:table-cell office:value-type="string">
            <text:p>d A</text:p>
          </table:table-cell>
          <table:table-cell/>
          <table:table-cell office:value-type="string">
            <text:p>rho</text:p>
          </table:table-cell>
          <table:table-cell table:formula="of:=[.G4]*[.$D$4]/[.$C$4]" office:value-type="float" office:value="0.000000108379285714286">
            <text:p>1.08379285714286E-007</text:p>
          </table:table-cell>
          <table:table-cell table:formula="of:=[.H4]*[.$D$4]/[.$C$4]" office:value-type="float" office:value="0.0000000380781428571429">
            <text:p>3.80781428571429E-008</text:p>
          </table:table-cell>
          <table:table-cell table:formula="of:=[.I4]*[.$D$4]/[.$C$4]" office:value-type="float" office:value="0.0000000174471428571429">
            <text:p>1.74471428571429E-008</text:p>
          </table:table-cell>
          <table:table-cell/>
          <table:table-cell table:formula="of:=SQRT(1/4*([.D4]*[.K8]*(1-[.K8])*([.G6]-[.H6]))^(-1)*(([.G7])^2+([.H7])^2)+([.G6]-[.H6])/([.D4]^3*[.K8]*(1-[.K8]))*([.D7])^2)" office:value-type="float" office:value="0.320114262038816">
            <text:p>0.320114262</text:p>
          </table:table-cell>
          <table:table-cell table:formula="of:=SQRT(1/4*([.D4]*[.L8]*(1-[.L8])*([.G6]-[.I6]))^(-1)*(([.G7])^2+([.I7])^2)+([.G6]-[.I6])/([.D4]^3*[.L8]*(1-[.L8]))*([.D7])^2)" office:value-type="float" office:value="0.329269526816936">
            <text:p>0.3292695268</text:p>
          </table:table-cell>
        </table:table-row>
        <table:table-row table:style-name="ro1">
          <table:table-cell table:formula="of:=0.1/1000" office:value-type="float" office:value="0.0001">
            <text:p>0.0001</text:p>
          </table:table-cell>
          <table:table-cell table:formula="of:=0.1/1000" office:value-type="float" office:value="0.0001">
            <text:p>0.0001</text:p>
          </table:table-cell>
          <table:table-cell table:formula="of:=0.1/1000" office:value-type="float" office:value="0.0001">
            <text:p>0.0001</text:p>
          </table:table-cell>
          <table:table-cell table:formula="of:=SQRT(([.B4]*[.A7])^2+([.A4]*[.B7])^2)" office:value-type="float" office:value="0.000000231948270094864">
            <text:p>2.31948270094864E-007</text:p>
          </table:table-cell>
          <table:table-cell/>
          <table:table-cell office:value-type="string">
            <text:p>d rho</text:p>
          </table:table-cell>
          <table:table-cell table:formula="of:=[.G6]*SQRT(([.$D$7]/[.$D$4])^2+([.G5]/[.G4])^2+([.$C$7]/[.$C$4])^2)" office:value-type="float" office:value="0.0000000364682728181801">
            <text:p>3.64682728181801E-008</text:p>
          </table:table-cell>
          <table:table-cell table:formula="of:=[.H6]*SQRT(([.$D$7]/[.$D$4])^2+([.H5]/[.H4])^2+([.$C$7]/[.$C$4])^2)" office:value-type="float" office:value="0.0000000128139683888361">
            <text:p>1.28139683888361E-008</text:p>
          </table:table-cell>
          <table:table-cell table:formula="of:=[.I6]*SQRT(([.$D$7]/[.$D$4])^2+([.I5]/[.I4])^2+([.$C$7]/[.$C$4])^2)" office:value-type="float" office:value="0.00000000587127269334059">
            <text:p>5.87127269334059E-009</text:p>
          </table:table-cell>
          <table:table-cell/>
          <table:table-cell office:value-type="string">
            <text:p>konz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25">
            <text:p>0.25</text:p>
          </table:table-cell>
          <table:table-cell table:formula="of:=1/4" office:value-type="float" office:value="0.25">
            <text:p>0.2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formula="of:=0.00000069*1000000" office:value-type="float" office:value="0.69">
            <text:p>0.6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0.000000231948270094864*1000000" office:value-type="float" office:value="0.231948270094864">
            <text:p>0.2319482701</text:p>
          </table:table-cell>
          <table:table-cell table:number-columns-repeated="8"/>
        </table:table-row>
        <table:table-row table:style-name="ro3">
          <table:table-cell table:number-columns-repeated="5"/>
          <table:table-cell table:style-name="ce1" office:value-type="string">
            <text:p>Amaterial</text:p>
          </table:table-cell>
          <table:table-cell table:style-name="ce1" office:value-type="string">
            <text:p>dAmaterial</text:p>
          </table:table-cell>
          <table:table-cell table:number-columns-repeated="3"/>
          <table:table-cell office:value-type="string">
            <text:p>ds2</text:p>
          </table:table-cell>
          <table:table-cell table:style-name="ce1" office:value-type="string">
            <text:p>ds3</text:p>
          </table:table-cell>
        </table:table-row>
        <table:table-row table:style-name="ro3">
          <table:table-cell table:number-columns-repeated="5"/>
          <table:table-cell table:style-name="ce1" table:formula="of:=([.G6] - [.H6])/(1 * [.K8] * (1 - [.K8]))" office:value-type="float" office:value="0.000000374939428571429">
            <text:p>3.74939428571429E-007</text:p>
          </table:table-cell>
          <table:table-cell table:style-name="ce1" table:formula="of:=SQRT([.G7]^2 + [.H7]^2)/(1 * [.K8] * (1 - [.K8]))" office:value-type="float" office:value="0.000000206154735117445">
            <text:p>2.06154735117445E-007</text:p>
          </table:table-cell>
          <table:table-cell table:number-columns-repeated="3"/>
          <table:table-cell table:formula="of:=SQRT(1/4*([.$F$14]*[.K8]*(1-[.K8])*([.$G$6]-[.H6]))^(-1)*(([.$G$7])^2+([.H7])^2)+([.$G$6]-[.H6])/([.$F$14]^3*[.K8]*(1-[.K8]))*([.$G$14])^2)" office:value-type="float" office:value="0.614733962979636">
            <text:p>0.614733963</text:p>
          </table:table-cell>
          <table:table-cell table:style-name="ce1" table:formula="of:=SQRT(1/4*([.$F$14]*[.L8]*(1-[.L8])*([.$G$6]-[.I6]))^(-1)*(([.$G$7])^2+([.I7])^2)+([.$G$6]-[.I6])/([.$F$14]^3*[.L8]*(1-[.L8]))*([.$G$14])^2)" office:value-type="float" office:value="0.666631072917024">
            <text:p>0.66663107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shi Nishida</meta:initial-creator>
    <meta:creation-date>2016-04-25T16:29:06.644643886</meta:creation-date>
    <dc:date>2016-04-27T21:49:11</dc:date>
    <meta:editing-duration>PT2H45M38S</meta:editing-duration>
    <meta:editing-cycles>44</meta:editing-cycles>
    <meta:generator>LibreOffice/3.5$Linux_X86_64 LibreOffice_project/350m1$Build-2</meta:generator>
    <meta:document-statistic meta:table-count="1" meta:cell-count="58" meta:object-count="0"/>
    <meta:user-defined meta:name="qrichtext">1</meta:user-defined>
  </office:meta>
</office:document-meta>
</file>